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8pt" officeooo:rsid="0018e301" style:font-size-asian="15.75pt" style:font-size-complex="18pt"/>
    </style:style>
    <style:style style:name="P2" style:family="paragraph" style:parent-style-name="Text_20_body" style:list-style-name="L1">
      <style:text-properties fo:font-size="18pt" officeooo:rsid="0018e301" style:font-size-asian="15.75pt" style:font-size-complex="18pt"/>
    </style:style>
    <style:style style:name="P3" style:family="paragraph" style:parent-style-name="Text_20_body">
      <style:text-properties fo:font-size="18pt" fo:font-weight="bold" officeooo:rsid="0018e301" style:font-size-asian="15.75pt" style:font-weight-asian="bold" style:font-size-complex="18pt" style:font-weight-complex="bold"/>
    </style:style>
    <style:style style:name="P4" style:family="paragraph" style:parent-style-name="Text_20_body" style:list-style-name="L2">
      <style:text-properties fo:font-size="18pt" officeooo:rsid="0018e301" style:font-size-asian="15.75pt" style:font-size-complex="18pt"/>
    </style:style>
    <style:style style:name="P5" style:family="paragraph" style:parent-style-name="Text_20_body" style:list-style-name="L3">
      <style:text-properties fo:font-size="18pt" officeooo:rsid="0018e301" style:font-size-asian="15.75pt" style:font-size-complex="18pt"/>
    </style:style>
    <style:style style:name="P6" style:family="paragraph" style:parent-style-name="Standard">
      <style:text-properties fo:font-size="18pt" officeooo:rsid="0018e301" officeooo:paragraph-rsid="0018e301" style:font-size-asian="15.75pt" style:font-size-complex="18pt"/>
    </style:style>
    <style:style style:name="P7" style:family="paragraph" style:parent-style-name="Heading_20_2">
      <style:text-properties officeooo:rsid="0018e301" style:font-size-asian="15.75pt"/>
    </style:style>
    <style:style style:name="P8" style:family="paragraph" style:parent-style-name="Text_20_body">
      <style:text-properties fo:font-size="18pt" officeooo:rsid="00211191" officeooo:paragraph-rsid="00211191" style:font-size-asian="15.75pt" style:font-size-complex="18pt"/>
    </style:style>
    <style:style style:name="P9" style:family="paragraph" style:parent-style-name="Text_20_body">
      <style:text-properties fo:font-size="18pt" officeooo:rsid="00211191" officeooo:paragraph-rsid="002339d8" style:font-size-asian="15.75pt" style:font-size-complex="18pt"/>
    </style:style>
    <style:style style:name="P10" style:family="paragraph" style:parent-style-name="Text_20_body">
      <style:text-properties fo:font-size="18pt" officeooo:rsid="00211191" officeooo:paragraph-rsid="0023a9a6" style:font-size-asian="15.75pt" style:font-size-complex="18pt"/>
    </style:style>
    <style:style style:name="P11" style:family="paragraph" style:parent-style-name="Heading_20_2">
      <style:text-properties officeooo:rsid="0018e301" officeooo:paragraph-rsid="00246d0f" style:font-size-asian="15.75pt"/>
    </style:style>
    <style:style style:name="P12" style:family="paragraph" style:parent-style-name="Text_20_body">
      <style:text-properties fo:font-size="18pt" officeooo:rsid="0018e301" officeooo:paragraph-rsid="001edc76" style:font-size-asian="15.75pt" style:font-size-complex="18pt"/>
    </style:style>
    <style:style style:name="P13" style:family="paragraph" style:parent-style-name="Text_20_body">
      <style:text-properties officeooo:paragraph-rsid="00211191"/>
    </style:style>
    <style:style style:name="P14" style:family="paragraph" style:parent-style-name="Heading_20_2">
      <style:text-properties officeooo:rsid="0018e301" officeooo:paragraph-rsid="001edc76" style:font-size-asian="15.75pt"/>
    </style:style>
    <style:style style:name="P15" style:family="paragraph" style:parent-style-name="Standard">
      <style:text-properties fo:font-size="18pt" officeooo:rsid="001bfa61" officeooo:paragraph-rsid="001bfa61" style:font-size-asian="15.75pt" style:font-size-complex="18pt"/>
    </style:style>
    <style:style style:name="T1" style:family="text">
      <style:text-properties fo:font-weight="bold" style:font-weight-asian="bold" style:font-weight-complex="bold"/>
    </style:style>
    <style:style style:name="T2" style:family="text">
      <style:text-properties fo:font-weight="bold" officeooo:rsid="001aab1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officeooo:rsid="002339d8" style:font-weight-asian="bold" style:font-weight-complex="bold"/>
    </style:style>
    <style:style style:name="T5" style:family="text">
      <style:text-properties fo:font-weight="normal" officeooo:rsid="0023a9a6" style:font-weight-asian="normal" style:font-weight-complex="normal"/>
    </style:style>
    <style:style style:name="T6" style:family="text">
      <style:text-properties fo:font-weight="bold" officeooo:rsid="0023a9a6" style:font-weight-asian="bold" style:font-weight-complex="bold"/>
    </style:style>
    <style:style style:name="T7" style:family="text">
      <style:text-properties officeooo:rsid="0018e301"/>
    </style:style>
    <style:style style:name="T8" style:family="text">
      <style:text-properties fo:font-size="18pt" officeooo:rsid="00211191" style:font-size-asian="15.75pt" style:font-size-complex="18pt"/>
    </style:style>
    <style:style style:name="T9" style:family="text">
      <style:text-properties fo:font-size="18pt" style:font-size-asian="18pt" style:font-size-complex="18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GameManager</text:span></text:span><text:span text:style-name="T1"> </text:span><text:span text:style-name="T2">hat</text:span>:</text:p>
      <text:list text:style-name="L1">
        <text:list-item>
          <text:p text:style-name="P2">das gesuchte Wort</text:p>
        </text:list-item>
        <text:list-item>
          <text:p text:style-name="P2">den Zustand des Wortes, wie der Spieler es sieht</text:p>
        </text:list-item>
        <text:list-item>
          <text:p text:style-name="P2">die maximale Anzahl der Fehler und wie viele schon gemacht wurden</text:p>
        </text:list-item>
        <text:list-item>
          <text:p text:style-name="P2">den Spielstatus (Start, läuft, Sieg, Niederlage, Neustart)</text:p>
        </text:list-item>
        <text:list-item>
          <text:p text:style-name="P2">die Buchstaben, die der Benutzer schon eingegeben hat</text:p>
        </text:list-item>
      </text:list>
      <text:p text:style-name="P3">Er hat auch Ereignisse für:</text:p>
      <text:list text:style-name="L2">
        <text:list-item>
          <text:p text:style-name="P4">Änderung des Spielstatus</text:p>
        </text:list-item>
        <text:list-item>
          <text:p text:style-name="P4">Eingabe eines falschen, richtigen oder ungültigen Buchstabens</text:p>
        </text:list-item>
      </text:list>
      <text:p text:style-name="P3">Es gibt Funktionen für:</text:p>
      <text:list text:style-name="L3">
        <text:list-item>
          <text:p text:style-name="P5">Anzeige des Zustands der lokalen Variablen</text:p>
        </text:list-item>
        <text:list-item>
          <text:p text:style-name="P5">Überprüfung des eingegebenen Buchstabens</text:p>
        </text:list-item>
        <text:list-item>
          <text:p text:style-name="P5">Setzen des Status bei Spielende (Sieg, Niederlage)</text:p>
        </text:list-item>
        <text:list-item>
          <text:p text:style-name="P5">Neustart des Spiels</text:p>
        </text:list-item>
      </text:list>
      <text:p text:style-name="P1"/>
      <text:p text:style-name="P1">Die Datei <text:span text:style-name="Strong_20_Emphasis">Program.cs</text:span> enthält nur die Funktion zur Eingabe eines Buchstabens durch den Benutzer und zur Verarbeitung davon.<text:line-break/>Außerdem gibt es Event-Abonnements vom <text:span text:style-name="T1">GameManager</text:span>, in denen die Hauptlogik des Spiels abläuft.</text:p>
      <text:p text:style-name="P6"/>
      <text:h text:style-name="P7" text:outline-level="2"><text:soft-page-break/><text:span text:style-name="Strong_20_Emphasis"/></text:h>
      <text:h text:style-name="P7" text:outline-level="2"><text:span text:style-name="Strong_20_Emphasis">Warum man in C# Schnittstellen verwenden sollte:</text:span></text:h>
      <text:p text:style-name="P1">Schnittstellen sind wichtig, weil sie klare Verträge zwischen verschiedenen Teilen der App definieren. In UI helfen sie, den Code flexibel und gut strukturiert zu machen. Wenn man Schnittstellen benutzt, kann man einfach Teile des Programms austauschen oder testen. So ist die App leichter zu warten und zu erweitern.</text:p>
      <text:p text:style-name="P8"><text:span text:style-name="Strong_20_Emphasis"><text:span text:style-name="T3">Wir haben Schnittstellen für WordPool und GameManager definiert, um festzulegen, wie sie aussehen sollen.</text:span></text:span></text:p>
      <text:p text:style-name="P9"><text:span text:style-name="Strong_20_Emphasis"><text:span text:style-name="T4">IWordPool:</text:span></text:span></text:p>
      <text:p text:style-name="P9"><text:span text:style-name="Strong_20_Emphasis"><text:span text:style-name="T5">Wenn wir verschiedene Implementierungen von WordPool aus unterschiedlichen Quellen wie z. B. externen Dateien, dem Internet usw. verwenden wollen, aber schon von einer anderen Klasse – dann ist IWordPool für uns nützlich. Diese anderen Klassen nehmen beim Erstellen IWordPool als Interface an. </text:span></text:span></text:p>
      <text:p text:style-name="P10"><text:span text:style-name="Strong_20_Emphasis"><text:span text:style-name="T6">IganeManager:</text:span></text:span></text:p>
      <text:p text:style-name="P10"><text:span text:style-name="Strong_20_Emphasis"><text:span text:style-name="T5">Das wird uns nützlich sein, wenn wir zum Beispiel verschiedene UIs für verschiedene Betriebssysteme entwickeln wollen. Dann könnten wir verschiedene Implementierungen wie GameManager brauchen (aber das wären schon andere Klassen). Wenn sie aber alle IGameManager als Interface verwenden, gibt es keinen Fehler.</text:span></text:span></text:p>
      <text:h text:style-name="P11" text:outline-level="2"><text:span text:style-name="Strong_20_Emphasis"><text:span text:style-name="T7">Fazit:</text:span></text:span></text:h>
      <text:p text:style-name="P10"><text:span text:style-name="Strong_20_Emphasis"><text:span text:style-name="T5">Interfaces helfen uns, unser Programm besser an verschiedene Betriebssysteme anzupassen und nehmen uns die Einschränkungen bei der Wortauswahl. </text:span></text:span></text:p>
      <text:h text:style-name="P7" text:outline-level="2"><text:soft-page-break/><text:span text:style-name="Strong_20_Emphasis">Warum man in C# Ereignisse verwenden sollte:</text:span></text:h>
      <text:p text:style-name="P12">Ereignisse sind nützlich, weil sie es ermöglichen, auf bestimmte Aktionen oder Änderungen zu reagieren, ohne dass die Teile des Programms direkt voneinander abhängig sind. Sie machen den Code sauberer und helfen dabei, die Logik gut zu trennen. In einer App mit grafischer Oberfläche sind Ereignisse sehr hilfreich, um Benutzeraktionen zu verarbeiten.</text:p>
      <text:p text:style-name="P13"><text:span text:style-name="T8">Wir haben das zuerst für die Konsolenversion entwickelt und möchten es danach mit MAUI zusammenführen. </text:span><text:span text:style-name="T9">Das hilft uns dabei, die Aufgabe leichter zu lösen.</text:span></text:p>
      <text:h text:style-name="P14" text:outline-level="2"><text:span text:style-name="Strong_20_Emphasis">Fazit:</text:span></text:h>
      <text:p text:style-name="P1">Schnittstellen und Ereignisse machen die App flexibler, einfacher zu testen und besser organisiert. Deshalb sollte man sie in C# regelmäßig verwenden.</text:p>
      <text:p text:style-name="P6"/>
      <text:p text:style-name="P15"/>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02T10:48:49.477265100</meta:creation-date>
    <dc:date>2025-06-04T14:12:58.021296300</dc:date>
    <meta:editing-duration>PT4H49M14S</meta:editing-duration>
    <meta:editing-cycles>9</meta:editing-cycles>
    <meta:generator>LibreOffice/25.2.3.2$Windows_X86_64 LibreOffice_project/bbb074479178df812d175f709636b368952c2ce3</meta:generator>
    <meta:document-statistic meta:table-count="0" meta:image-count="0" meta:object-count="0" meta:page-count="3" meta:paragraph-count="29" meta:word-count="398" meta:character-count="2724" meta:non-whitespace-character-count="2363"/>
  </office:meta>
</office:document-meta>
</file>